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560000001EC24C36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ystem" style:font-pitch="variable"/>
  </office:font-face-decls>
  <office:automatic-styles>
    <style:style style:name="P1" style:family="paragraph" style:parent-style-name="Title">
      <style:text-properties officeooo:rsid="000df7d4" officeooo:paragraph-rsid="000df7d4"/>
    </style:style>
    <style:style style:name="P2" style:family="paragraph" style:parent-style-name="Heading_20_5">
      <style:text-properties officeooo:rsid="000df7d4" officeooo:paragraph-rsid="000df7d4"/>
    </style:style>
    <style:style style:name="P3" style:family="paragraph" style:parent-style-name="Addressee">
      <style:text-properties style:font-name="Lato1" fo:font-size="12pt" officeooo:rsid="000b656a" officeooo:paragraph-rsid="001180c0" style:font-size-asian="12pt" style:font-size-complex="12pt"/>
    </style:style>
    <style:style style:name="P4" style:family="paragraph" style:parent-style-name="Standard">
      <style:text-properties style:font-name="Lato1" fo:font-size="12pt" officeooo:rsid="000b656a" officeooo:paragraph-rsid="000df7d4" style:font-size-asian="12pt" style:font-size-complex="12pt"/>
    </style:style>
    <style:style style:name="P5" style:family="paragraph" style:parent-style-name="Standard">
      <style:paragraph-properties fo:break-before="page"/>
      <style:text-properties style:font-name="Lato1" fo:font-size="12pt" officeooo:rsid="000b656a" officeooo:paragraph-rsid="000df7d4" style:font-size-asian="12pt" style:font-size-complex="12pt"/>
    </style:style>
    <style:style style:name="P6" style:family="paragraph" style:parent-style-name="Heading_20_5">
      <style:text-properties officeooo:rsid="00137ffa" officeooo:paragraph-rsid="00137ffa"/>
    </style:style>
    <style:style style:name="P7" style:family="paragraph" style:parent-style-name="Text_20_body">
      <style:text-properties officeooo:paragraph-rsid="00137ffa"/>
    </style:style>
    <style:style style:name="T1" style:family="text">
      <style:text-properties officeooo:rsid="0010dc51"/>
    </style:style>
    <style:style style:name="T2" style:family="text">
      <style:text-properties officeooo:rsid="0014b9b8"/>
    </style:style>
    <style:style style:name="T3" style:family="text">
      <style:text-properties fo:background-color="#ffff00" loext:char-shading-value="0"/>
    </style:style>
    <style:style style:name="T4" style:family="text">
      <style:text-properties style:font-name-asian="Open Sans" style:font-name-complex="Open Sans"/>
    </style:style>
    <style:style style:name="T5" style:family="text">
      <style:text-properties fo:background-color="#ffffff" loext:char-shading-value="0" style:font-name-asian="Open Sans" style:font-name-complex="Open Sans"/>
    </style:style>
    <style:style style:name="T6" style:family="text">
      <style:text-properties fo:background-color="#ffff00" loext:char-shading-value="0" style:font-name-asian="Open Sans" style:font-name-complex="Open Sans"/>
    </style:style>
    <style:style style:name="T7" style:family="text">
      <style:text-properties officeooo:rsid="000df7d4" fo:background-color="#ffffff" loext:char-shading-value="0" style:font-name-asian="Open Sans" style:font-name-complex="Open Sans"/>
    </style:style>
    <style:style style:name="T8" style:family="text">
      <style:text-properties officeooo:rsid="00120f4b" fo:background-color="#ffff00" loext:char-shading-value="0" style:font-name-asian="Open Sans" style:font-name-complex="Ope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386cm" svg:y="-1.393cm" svg:width="2.275cm" svg:height="0.794cm" draw:z-index="0"><draw:image xlink:href="Pictures/10000000000000560000001EC24C361C.png" xlink:type="simple" xlink:show="embed" xlink:actuate="onLoad" draw:mime-type="image/png"/></draw:frame>Ne pas commenter le texte</text:p>
      <text:h text:style-name="Heading_20_4" text:outline-level="4">Voici un résumé et des extraits d’un autre, tous deux rédigés par des étudiants. Surlignez en jaune les passages qui commentent le texte et réécrivez les phrases où ils se trouvent pour supprimer ces commentaires.</text:h>
      <text:h text:style-name="P2" text:outline-level="5">Résumé 1</text:h>
      <text:p text:style-name="P3">Le texte <text:span text:style-name="T1">explique</text:span> le rôle crucial de <text:span text:style-name="T2">centaines de</text:span> millions de travailleurs dans le développement de l’intelligence artificielle (IA), essentiel pour des tâches telles que la classification des données brutes et la correction des biais algorithmiques. Cependant, le secteur manque de réglementations spécifiques pour protéger les droits des travailleurs de la donnée. Ces travailleurs, souvent négligés, font face à des conditions de travail difficiles, exposés à des contenus violents, à la répression syndicale, et à des horaires de travail contraignants. Des réglementations similaires à celles appliquées aux entreprises multinationales dans le cadre des Principes directeurs des Nations unies relatifs aux entreprises et aux Droits de l’homme pourraient être appliquées au domaine de l’IA. <text:span text:style-name="T3">L’auteur propose trois mesures urgentes :</text:span> établir des exigences claires pour les entreprises en matière de respect des droits humains, exiger des entreprises qu’elles évaluent et réduisent les impacts négatifs de leurs activités sur les droits humains, et garantir l’accès des victimes à des voies de recours. Ces mesures visent à éviter que le développement de l’IA ne reproduise les injustices sociales de la mondialisation précédente et à créer des emplois assortis de protections sociales.</text:p>
      <text:h text:style-name="P2" text:outline-level="5">Résumé 2</text:h>
      <text:p text:style-name="P4"><text:span text:style-name="T4">Alors</text:span><text:span text:style-name="T5"> </text:span><text:span text:style-name="T4">que</text:span><text:span text:style-name="T5"> </text:span><text:span text:style-name="T4">le</text:span><text:span text:style-name="T5"> monde </text:span><text:span text:style-name="T4">s’inquiète</text:span><text:span text:style-name="T5"> de plus en plus </text:span><text:span text:style-name="T4">du</text:span><text:span text:style-name="T5"> </text:span><text:span text:style-name="T4">développement</text:span><text:span text:style-name="T5"> rapide de </text:span><text:span text:style-name="T4">l’intelligence</text:span><text:span text:style-name="T5"> artificielle, </text:span><text:span text:style-name="T6">les auteurs regrettent l’absence de réglementation spécifique dans le domaine de l’IA et soulignent les inquiétudes quant aux conditions de travail et aux droits des travailleurs.</text:span><text:span text:style-name="T5"> </text:span><text:span text:style-name="T7">[…] </text:span><text:span text:style-name="T5"><text:s/>Pour </text:span><text:span text:style-name="T4">résoudre</text:span><text:span text:style-name="T5"> ces problèmes, </text:span><text:span text:style-name="T8">le texte</text:span><text:span text:style-name="T6"> suggère d’appliquer</text:span><text:span text:style-name="T5"> des principes similaires </text:span><text:span text:style-name="T4">aux</text:span><text:span text:style-name="T5"> Principes directeurs des Nations </text:span><text:span text:style-name="T4">Unies</text:span><text:span text:style-name="T5"> relatifs aux entreprises et aux </text:span><text:span text:style-name="T4">droits</text:span><text:span text:style-name="T5"> de </text:span><text:span text:style-name="T4">l’homme</text:span><text:span text:style-name="T5"> adoptés en 2011.</text:span></text:p>
      <text:p text:style-name="P4"><text:span text:style-name="T5"/></text:p>
      <text:p text:style-name="P5"><text:span text:style-name="T5"/></text:p>
      <text:h text:style-name="P6" text:outline-level="5">Modification résumé 1 :</text:h>
      <text:p text:style-name="P7">Trois mesures urgentes sont identifiées, visant à établir des exigences claires pour les entreprises en matière de respect des droits humains, exiger qu’elles évaluent et réduisent les impacts négatifs de leurs activités sur ces droits, et garantir aux victimes l’accès à des voies de recours.</text:p>
      <text:p text:style-name="P7"/>
      <text:h text:style-name="P6" text:outline-level="5">Modification résumé 2 :</text:h>
      <text:p text:style-name="P7">L’absence de réglementation spécifique dans le domaine de l’IA est mise en lumière, ainsi que les inquiétudes concernant les conditions de travail et les droits des travailleurs. </text:p>
      <text:p text:style-name="P7">Il est proposé d’appliquer des principes similaires aux Principes directeurs des Nations Unies relatifs aux entreprises et aux droits de l’homme adoptés en 20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501cm" style:auto-text-indent="false"/>
      <style:text-properties style:font-name="Lato3" fo:font-family="Lato" style:font-style-name="Normal" style:font-pitch="variable" officeooo:rsid="000669a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8cm" style:contextual-spacing="false" fo:line-height="100%"/>
      <style:text-properties style:font-name="Lato3"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275cm" style:contextual-spacing="false" fo:text-align="center" style:justify-single-word="false" fo:text-indent="0cm" style:auto-text-indent="false" style:page-number="auto"/>
      <style:text-properties fo:color="#000058" loext:opacity="100%" style:font-name="Lato2" fo:font-family="Lato" style:font-style-name="Gras" style:font-pitch="variable" fo:font-size="26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198cm" style:contextual-spacing="false" fo:text-indent="0cm" style:auto-text-indent="false"/>
      <style:text-properties style:font-name="DejaVu Sans" fo:font-family="'DejaVu Sans'" style:font-style-name="Normal" style:font-family-generic="swiss" style:font-pitch="variable" fo:font-weight="normal"/>
    </style:style>
    <style:style style:name="Heading_20_1" style:display-name="Heading 1" style:family="paragraph" style:parent-style-name="Heading" style:next-style-name="Text_20_body" style:default-outline-level="1" style:class="text">
      <style:paragraph-properties fo:margin-top="1.002cm" fo:margin-bottom="0.099cm" style:contextual-spacing="false" fo:padding="0.049cm" fo:border-left="none" fo:border-right="none" fo:border-top="none" fo:border-bottom="1.3pt solid #000084"/>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85cm" fo:margin-right="0cm" fo:margin-top="0.699cm" fo:margin-bottom="0.099cm" style:contextual-spacing="false" fo:text-indent="0cm"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7cm" fo:margin-right="0cm" fo:margin-top="0.501cm" fo:margin-bottom="0.099cm" style:contextual-spacing="false" fo:text-indent="0cm"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556cm" fo:margin-right="0cm" fo:margin-top="0.303cm" fo:margin-bottom="0.215cm" style:contextual-spacing="false" fo:text-indent="0cm"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cm" fo:margin-right="0cm" fo:margin-top="0cm" fo:margin-bottom="0.275cm" style:contextual-spacing="false" fo:text-align="center" style:justify-single-word="false" fo:text-indent="0cm"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598cm" fo:margin-right="0cm" fo:margin-top="0cm" fo:margin-bottom="0.198cm" style:contextual-spacing="false" fo:text-indent="-0.598cm" style:auto-text-indent="false" text:number-lines="false" text:line-number="0"/>
      <style:text-properties fo:font-size="10.5pt" style:font-size-asian="10pt" style:font-size-complex="10pt"/>
    </style:style>
    <style:style style:name="Table_20_Contents" style:display-name="Table Contents" style:family="paragraph" style:parent-style-name="Standard" style:class="extra">
      <style:paragraph-properties fo:margin-left="0.101cm" fo:margin-right="0.101cm" fo:text-indent="0cm"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8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master-page-name="">
      <style:paragraph-properties fo:margin-left="0cm" fo:margin-right="0cm" fo:text-align="center" style:justify-single-word="false" fo:text-indent="0cm" style:auto-text-indent="false" style:page-number="auto" text:number-lines="false" text:line-number="0">
        <style:tab-stops>
          <style:tab-stop style:position="9.001cm" style:type="center"/>
          <style:tab-stop style:position="18.002cm" style:type="right"/>
        </style:tab-stops>
      </style:paragraph-properties>
      <style:text-properties fo:font-size="10pt"/>
    </style:style>
    <style:style style:name="Figure" style:family="paragraph" style:parent-style-name="Caption" style:class="extra">
      <style:paragraph-properties fo:margin-left="0cm" fo:margin-right="0cm" fo:margin-top="0cm" fo:margin-bottom="0cm" style:contextual-spacing="false" fo:text-indent="0cm" style:auto-text-indent="false"/>
      <style:text-properties fo:font-size="10.5pt"/>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75cm" fo:margin-bottom="0.055cm" style:contextual-spacing="false"/>
      <style:text-properties fo:font-size="12pt" fo:font-weight="bold" style:font-size-asian="12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1:53:07.600993594</meta:creation-date>
    <dc:title>Cours</dc:title>
    <meta:editing-duration>PT35M25S</meta:editing-duration>
    <meta:editing-cycles>8</meta:editing-cycles>
    <meta:generator>LibreOffice/24.8.3.2$Linux_X86_64 LibreOffice_project/e14c9fdd1f585efcbb2c5363087a99d20928d522</meta:generator>
    <meta:initial-creator>Corinne Paterlini</meta:initial-creator>
    <dc:date>2024-11-25T19:32:19.671442403</dc:date>
    <meta:document-statistic meta:table-count="0" meta:image-count="1" meta:object-count="0" meta:page-count="2" meta:paragraph-count="12" meta:word-count="407" meta:character-count="2702" meta:non-whitespace-character-count="2305"/>
    <meta:template xlink:type="simple" xlink:actuate="onRequest" xlink:title="Cours" xlink:href="../../../../../../.config/libreoffice/4/user/template/Cours.ott" meta:date="2023-11-28T11:53:06.859171052"/>
  </office:meta>
</office:document-meta>
</file>